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0.961cm" fo:min-width="0.765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Fira Sans Book" fo:font-size="12pt" fo:font-weight="350" style:font-size-asian="18pt" style:font-size-complex="18pt"/>
    </style:style>
    <style:style style:name="T1" style:family="text">
      <style:text-properties style:font-name="Fira Sans Book" fo:font-size="12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51cm" svg:height="1.397cm" svg:x="3.794cm" svg:y="4.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5.253cm" svg:y1="4.991cm" svg:x2="8.301cm" svg:y2="4.991cm">
          <text:p text:style-name="P2"><text:span text:style-name="T1">Applied force</text:span></text:p>
          <text:p text:style-name="P2"><text:span text:style-name="T1"/></text:p>
          <text:p text:style-name="P2"><text:span text:style-name="T1"/></text:p>
        </draw:line>
        <draw:line draw:style-name="gr2" draw:text-style-name="P1" draw:layer="layout" svg:x1="3.782cm" svg:y1="4.991cm" svg:x2="2.258cm" svg:y2="4.991cm">
          <text:p text:style-name="P2"><text:span text:style-name="T1">Frictional force</text:span></text:p>
          <text:p text:style-name="P2"><text:span text:style-name="T1"/></text:p>
          <text:p text:style-name="P2"><text:span text:style-name="T1"/></text:p>
        </draw:line>
        <draw:line draw:style-name="gr2" draw:text-style-name="P1" draw:layer="layout" svg:x1="4.55cm" svg:y1="4.319cm" svg:x2="4.564cm" svg:y2="0.292cm">
          <text:p text:style-name="P2"><text:span text:style-name="T1">Normal force</text:span></text:p>
          <text:p text:style-name="P2"><text:span text:style-name="T1"/></text:p>
        </draw:line>
        <draw:line draw:style-name="gr2" draw:text-style-name="P1" draw:layer="layout" svg:x1="4.566cm" svg:y1="5.715cm" svg:x2="4.566cm" svg:y2="9.742cm">
          <text:p text:style-name="P2"><text:span text:style-name="T1">Gravitational</text:span></text:p>
          <text:p text:style-name="P2"><text:span text:style-name="T1"><text:s/></text:span><text:span text:style-name="T1">force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6T15:21:54.252660162</meta:creation-date>
    <dc:date>2017-11-06T18:38:16.897994828</dc:date>
    <meta:editing-duration>PT3H6M12S</meta:editing-duration>
    <meta:editing-cycles>1</meta:editing-cycles>
    <meta:document-statistic meta:object-count="5"/>
    <meta:generator>LibreOffice/5.1.6.2$Linux_X86_64 LibreOffice_project/10m0$Build-2</meta:generator>
  </office:meta>
</office:document-meta>
</file>